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000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table:number-columns-repeated="988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2]+(65-[.U2])" office:value-type="float" office:value="2043" calcext:value-type="float">
            <text:p>2043</text:p>
          </table:table-cell>
          <table:table-cell table:formula="of:=([.N2]=0)*40+([.N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]-[.AC2]-36;0)" office:value-type="float" office:value="0" calcext:value-type="float">
            <text:p>0.00</text:p>
          </table:table-cell>
          <table:table-cell table:style-name="ce3" table:formula="of:=[.X2]-[.AE2]" office:value-type="float" office:value="0" calcext:value-type="float">
            <text:p>0.00</text:p>
          </table:table-cell>
          <table:table-cell table:style-name="ce2" table:formula="of:=[.X2]+MAX([.F2]*12-801-36;0)" office:value-type="float" office:value="363" calcext:value-type="float">
            <text:p>363</text:p>
          </table:table-cell>
          <table:table-cell table:style-name="ce2" table:formula="of:=MAX([.Z2]-[.AE3];0)" office:value-type="float" office:value="363" calcext:value-type="float">
            <text:p>363</text:p>
          </table:table-cell>
          <table:table-cell/>
          <table:table-cell table:formula="of:=INT(((0.6+(0.02*([.W2]-2005)))*(2*12*[.P2]))-(12*[.P2]))+[.AF2]" office:value-type="float" office:value="0" calcext:value-type="float">
            <text:p>0</text:p>
          </table:table-cell>
          <table:table-cell table:formula="of:=(12*[.E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]+[.S2]); MIN(12 *(0.96*[.R2]+[.S2]+[.Q2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3]+(65-[.U3])" office:value-type="float" office:value="2043" calcext:value-type="float">
            <text:p>2043</text:p>
          </table:table-cell>
          <table:table-cell table:formula="of:=([.N3]=0)*40+([.N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3]-[.AC3]-36;0)" office:value-type="float" office:value="4842" calcext:value-type="float">
            <text:p>4842.00</text:p>
          </table:table-cell>
          <table:table-cell table:style-name="ce3" table:formula="of:=[.X3]-[.AE3]" office:value-type="float" office:value="4842" calcext:value-type="float">
            <text:p>4842.00</text:p>
          </table:table-cell>
          <table:table-cell table:style-name="ce2" table:formula="of:=[.X3]+MAX([.F3]*12-801;0)" office:value-type="float" office:value="5241" calcext:value-type="float">
            <text:p>5241</text:p>
          </table:table-cell>
          <table:table-cell table:style-name="ce2" table:formula="of:=MAX([.Z3]-[.AE3];0)" office:value-type="float" office:value="5241" calcext:value-type="float">
            <text:p>5241</text:p>
          </table:table-cell>
          <table:table-cell/>
          <table:table-cell table:formula="of:=INT(((0.6+(0.02*([.W3]-2005)))*(2*12*[.P3]))-(12*[.P3]))+[.AF3]" office:value-type="float" office:value="1322" calcext:value-type="float">
            <text:p>1322</text:p>
          </table:table-cell>
          <table:table-cell table:formula="of:=(12*[.E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R3]+[.S3]); MIN(12 *(0.96*[.R3]+[.S3]+[.Q3]);  1900)  ))" office:value-type="float" office:value="804" calcext:value-type="float">
            <text:p>804</text:p>
          </table:table-cell>
          <table:table-cell table:formula="of:=[.AC3]-[.AF3]" office:value-type="float" office:value="518" calcext:value-type="float">
            <text:p>518</text:p>
          </table:table-cell>
          <table:table-cell table:number-columns-repeated="991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4]+(65-[.U4])" office:value-type="float" office:value="2043" calcext:value-type="float">
            <text:p>2043</text:p>
          </table:table-cell>
          <table:table-cell table:formula="of:=([.N4]=0)*40+([.N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4]-[.AC4]-36;0)" office:value-type="float" office:value="7780" calcext:value-type="float">
            <text:p>7780.00</text:p>
          </table:table-cell>
          <table:table-cell table:style-name="ce3" table:formula="of:=[.X4]-[.AE4]" office:value-type="float" office:value="7780" calcext:value-type="float">
            <text:p>7780.00</text:p>
          </table:table-cell>
          <table:table-cell table:style-name="ce2" table:formula="of:=[.X4]+MAX([.F4]*12-801;0)" office:value-type="float" office:value="8179" calcext:value-type="float">
            <text:p>8179</text:p>
          </table:table-cell>
          <table:table-cell table:style-name="ce2" table:formula="of:=MAX([.Z4]-[.AE4];0)" office:value-type="float" office:value="8179" calcext:value-type="float">
            <text:p>8179</text:p>
          </table:table-cell>
          <table:table-cell/>
          <table:table-cell table:formula="of:=INT(((0.6+(0.02*([.W4]-2005)))*(2*12*[.P4]))-(12*[.P4]))+[.AF4]" office:value-type="float" office:value="1984" calcext:value-type="float">
            <text:p>1984</text:p>
          </table:table-cell>
          <table:table-cell table:formula="of:=(12*[.E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R4]+[.S4]); MIN(12 *(0.96*[.R4]+[.S4]+[.Q4]);  1900)  ))" office:value-type="float" office:value="1207" calcext:value-type="float">
            <text:p>1207</text:p>
          </table:table-cell>
          <table:table-cell table:number-columns-repeated="99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5]+(65-[.U5])" office:value-type="float" office:value="2043" calcext:value-type="float">
            <text:p>2043</text:p>
          </table:table-cell>
          <table:table-cell table:formula="of:=([.N5]=0)*40+([.N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5]-[.AC5]-36;0)" office:value-type="float" office:value="10719" calcext:value-type="float">
            <text:p>10719.00</text:p>
          </table:table-cell>
          <table:table-cell table:style-name="ce3" table:formula="of:=[.X5]-[.AE5]" office:value-type="float" office:value="10719" calcext:value-type="float">
            <text:p>10719.00</text:p>
          </table:table-cell>
          <table:table-cell table:style-name="ce2" table:formula="of:=[.X5]+MAX([.F5]*12-801;0)" office:value-type="float" office:value="11118" calcext:value-type="float">
            <text:p>11118</text:p>
          </table:table-cell>
          <table:table-cell table:style-name="ce2" table:formula="of:=MAX([.Z5]-[.AE5];0)" office:value-type="float" office:value="11118" calcext:value-type="float">
            <text:p>11118</text:p>
          </table:table-cell>
          <table:table-cell/>
          <table:table-cell table:formula="of:=INT(((0.6+(0.02*([.W5]-2005)))*(2*12*[.P5]))-(12*[.P5]))+[.AF5]" office:value-type="float" office:value="2645" calcext:value-type="float">
            <text:p>2645</text:p>
          </table:table-cell>
          <table:table-cell table:formula="of:=(12*[.E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R5]+[.S5]); MIN(12 *(0.96*[.R5]+[.S5]+[.Q5]);  1900)  ))" office:value-type="float" office:value="1609" calcext:value-type="float">
            <text:p>1609</text:p>
          </table:table-cell>
          <table:table-cell table:number-columns-repeated="99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6]+(65-[.U6])" office:value-type="float" office:value="2043" calcext:value-type="float">
            <text:p>2043</text:p>
          </table:table-cell>
          <table:table-cell table:formula="of:=([.N6]=0)*40+([.N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6]-[.AC6]-36;0)" office:value-type="float" office:value="13768" calcext:value-type="float">
            <text:p>13768.00</text:p>
          </table:table-cell>
          <table:table-cell table:style-name="ce3" table:formula="of:=[.X6]-[.AE6]" office:value-type="float" office:value="13768" calcext:value-type="float">
            <text:p>13768.00</text:p>
          </table:table-cell>
          <table:table-cell table:style-name="ce2" table:formula="of:=[.X6]+MAX([.F6]*12-801;0)" office:value-type="float" office:value="14167" calcext:value-type="float">
            <text:p>14167</text:p>
          </table:table-cell>
          <table:table-cell table:style-name="ce2" table:formula="of:=MAX([.Z6]-[.AE6];0)" office:value-type="float" office:value="14167" calcext:value-type="float">
            <text:p>14167</text:p>
          </table:table-cell>
          <table:table-cell/>
          <table:table-cell table:formula="of:=INT(((0.6+(0.02*([.W6]-2005)))*(2*12*[.P6]))-(12*[.P6]))+[.AF6]" office:value-type="float" office:value="3196" calcext:value-type="float">
            <text:p>3196</text:p>
          </table:table-cell>
          <table:table-cell table:formula="of:=(12*[.E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R6]+[.S6]); MIN(12 *(0.96*[.R6]+[.S6]+[.Q6]);  1900)  ))" office:value-type="float" office:value="1900" calcext:value-type="float">
            <text:p>1900</text:p>
          </table:table-cell>
          <table:table-cell table:number-columns-repeated="99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7]+(65-[.U7])" office:value-type="float" office:value="2043" calcext:value-type="float">
            <text:p>2043</text:p>
          </table:table-cell>
          <table:table-cell table:formula="of:=([.N7]=0)*40+([.N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7]-[.AC7]-36;0)" office:value-type="float" office:value="49136" calcext:value-type="float">
            <text:p>49136.00</text:p>
          </table:table-cell>
          <table:table-cell table:style-name="ce3" table:formula="of:=[.X7]-[.AE7]" office:value-type="float" office:value="49136" calcext:value-type="float">
            <text:p>49136.00</text:p>
          </table:table-cell>
          <table:table-cell table:style-name="ce2" table:formula="of:=[.X7]+MAX([.F7]*12-801;0)" office:value-type="float" office:value="49535" calcext:value-type="float">
            <text:p>49535</text:p>
          </table:table-cell>
          <table:table-cell table:style-name="ce2" table:formula="of:=MAX([.Z7]-[.AE7];0)" office:value-type="float" office:value="49535" calcext:value-type="float">
            <text:p>49535</text:p>
          </table:table-cell>
          <table:table-cell/>
          <table:table-cell table:formula="of:=INT(((0.6+(0.02*([.W7]-2005)))*(2*12*[.P7]))-(12*[.P7]))+[.AF7]" office:value-type="float" office:value="9828" calcext:value-type="float">
            <text:p>9828</text:p>
          </table:table-cell>
          <table:table-cell table:formula="of:=(12*[.E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R7]+[.S7]); MIN(12 *(0.96*[.R7]+[.S7]+[.Q7]);  1900)  ))" office:value-type="float" office:value="5508" calcext:value-type="float">
            <text:p>5508</text:p>
          </table:table-cell>
          <table:table-cell table:number-columns-repeated="99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8]+(65-[.U8])" office:value-type="float" office:value="2035" calcext:value-type="float">
            <text:p>2035</text:p>
          </table:table-cell>
          <table:table-cell table:formula="of:=([.N8]=0)*40+([.N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8]-[.AC8]-36;0)" office:value-type="float" office:value="0" calcext:value-type="float">
            <text:p>0.00</text:p>
          </table:table-cell>
          <table:table-cell table:style-name="ce3" table:formula="of:=[.X8]-[.AE8]" office:value-type="float" office:value="0" calcext:value-type="float">
            <text:p>0.00</text:p>
          </table:table-cell>
          <table:table-cell table:style-name="ce2" table:formula="of:=[.X8]+MAX([.F8]*12-801-36;0)" office:value-type="float" office:value="363" calcext:value-type="float">
            <text:p>363</text:p>
          </table:table-cell>
          <table:table-cell table:style-name="ce2" table:formula="of:=MAX([.Z8]-[.AE8];0)" office:value-type="float" office:value="363" calcext:value-type="float">
            <text:p>363</text:p>
          </table:table-cell>
          <table:table-cell/>
          <table:table-cell table:formula="of:=INT(((0.6+(0.02*([.W8]-2005)))*(2*12*[.P8]))-(12*[.P8]))+[.AF8]" office:value-type="float" office:value="0" calcext:value-type="float">
            <text:p>0</text:p>
          </table:table-cell>
          <table:table-cell table:formula="of:=(12*[.E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8]+[.S8]); MIN(12 *(0.96*[.R8]+[.S8]+[.Q8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9]+(65-[.U9])" office:value-type="float" office:value="2035" calcext:value-type="float">
            <text:p>2035</text:p>
          </table:table-cell>
          <table:table-cell table:formula="of:=([.N9]=0)*40+([.N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9]-[.AC9]-36;0)" office:value-type="float" office:value="5152" calcext:value-type="float">
            <text:p>5152.00</text:p>
          </table:table-cell>
          <table:table-cell table:style-name="ce3" table:formula="of:=[.X9]-[.AE9]" office:value-type="float" office:value="5152" calcext:value-type="float">
            <text:p>5152.00</text:p>
          </table:table-cell>
          <table:table-cell table:style-name="ce2" table:formula="of:=[.X9]+MAX([.F9]*12-801;0)" office:value-type="float" office:value="5551" calcext:value-type="float">
            <text:p>5551</text:p>
          </table:table-cell>
          <table:table-cell table:style-name="ce2" table:formula="of:=MAX([.Z9]-[.AE9];0)" office:value-type="float" office:value="5551" calcext:value-type="float">
            <text:p>5551</text:p>
          </table:table-cell>
          <table:table-cell/>
          <table:table-cell table:formula="of:=INT(((0.6+(0.02*([.W9]-2005)))*(2*12*[.P9]))-(12*[.P9]))+[.AF9]" office:value-type="float" office:value="1092" calcext:value-type="float">
            <text:p>1092</text:p>
          </table:table-cell>
          <table:table-cell table:formula="of:=(12*[.E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R9]+[.S9]); MIN(12 *(0.96*[.R9]+[.S9]+[.Q9]);  1900)  ))"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0]+(65-[.U10])" office:value-type="float" office:value="2035" calcext:value-type="float">
            <text:p>2035</text:p>
          </table:table-cell>
          <table:table-cell table:formula="of:=([.N10]=0)*40+([.N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0]-[.AC10]-36;0)" office:value-type="float" office:value="8205" calcext:value-type="float">
            <text:p>8205.00</text:p>
          </table:table-cell>
          <table:table-cell table:style-name="ce3" table:formula="of:=[.X10]-[.AE10]" office:value-type="float" office:value="8205" calcext:value-type="float">
            <text:p>8205.00</text:p>
          </table:table-cell>
          <table:table-cell table:style-name="ce2" table:formula="of:=[.X10]+MAX([.F10]*12-801;0)" office:value-type="float" office:value="8604" calcext:value-type="float">
            <text:p>8604</text:p>
          </table:table-cell>
          <table:table-cell table:style-name="ce2" table:formula="of:=MAX([.Z10]-[.AE10];0)" office:value-type="float" office:value="8604" calcext:value-type="float">
            <text:p>8604</text:p>
          </table:table-cell>
          <table:table-cell/>
          <table:table-cell table:formula="of:=INT(((0.6+(0.02*([.W10]-2005)))*(2*12*[.P10]))-(12*[.P10]))+[.AF10]" office:value-type="float" office:value="1639" calcext:value-type="float">
            <text:p>1639</text:p>
          </table:table-cell>
          <table:table-cell table:formula="of:=(12*[.E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R10]+[.S10]); MIN(12 *(0.96*[.R10]+[.S10]+[.Q10]);  1900)  ))" office:value-type="float" office:value="1207" calcext:value-type="float">
            <text:p>1207</text:p>
          </table:table-cell>
          <table:table-cell table:number-columns-repeated="99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1]+(65-[.U11])" office:value-type="float" office:value="2035" calcext:value-type="float">
            <text:p>2035</text:p>
          </table:table-cell>
          <table:table-cell table:formula="of:=([.N11]=0)*40+([.N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1]-[.AC11]-36;0)" office:value-type="float" office:value="11259" calcext:value-type="float">
            <text:p>11259.00</text:p>
          </table:table-cell>
          <table:table-cell table:style-name="ce3" table:formula="of:=[.X11]-[.AE11]" office:value-type="float" office:value="11259" calcext:value-type="float">
            <text:p>11259.00</text:p>
          </table:table-cell>
          <table:table-cell table:style-name="ce2" table:formula="of:=[.X11]+MAX([.F11]*12-801;0)" office:value-type="float" office:value="11658" calcext:value-type="float">
            <text:p>11658</text:p>
          </table:table-cell>
          <table:table-cell table:style-name="ce2" table:formula="of:=MAX([.Z11]-[.AE11];0)" office:value-type="float" office:value="11658" calcext:value-type="float">
            <text:p>11658</text:p>
          </table:table-cell>
          <table:table-cell/>
          <table:table-cell table:formula="of:=INT(((0.6+(0.02*([.W11]-2005)))*(2*12*[.P11]))-(12*[.P11]))+[.AF11]" office:value-type="float" office:value="2185" calcext:value-type="float">
            <text:p>2185</text:p>
          </table:table-cell>
          <table:table-cell table:formula="of:=(12*[.E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R11]+[.S11]); MIN(12 *(0.96*[.R11]+[.S11]+[.Q11]);  1900)  ))" office:value-type="float" office:value="1609" calcext:value-type="float">
            <text:p>1609</text:p>
          </table:table-cell>
          <table:table-cell table:number-columns-repeated="99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2]+(65-[.U12])" office:value-type="float" office:value="2035" calcext:value-type="float">
            <text:p>2035</text:p>
          </table:table-cell>
          <table:table-cell table:formula="of:=([.N12]=0)*40+([.N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2]-[.AC12]-36;0)" office:value-type="float" office:value="14424" calcext:value-type="float">
            <text:p>14424.00</text:p>
          </table:table-cell>
          <table:table-cell table:style-name="ce3" table:formula="of:=[.X12]-[.AE12]" office:value-type="float" office:value="14424" calcext:value-type="float">
            <text:p>14424.00</text:p>
          </table:table-cell>
          <table:table-cell table:style-name="ce2" table:formula="of:=[.X12]+MAX([.F12]*12-801;0)" office:value-type="float" office:value="14823" calcext:value-type="float">
            <text:p>14823</text:p>
          </table:table-cell>
          <table:table-cell table:style-name="ce2" table:formula="of:=MAX([.Z12]-[.AE12];0)" office:value-type="float" office:value="14823" calcext:value-type="float">
            <text:p>14823</text:p>
          </table:table-cell>
          <table:table-cell/>
          <table:table-cell table:formula="of:=INT(((0.6+(0.02*([.W12]-2005)))*(2*12*[.P12]))-(12*[.P12]))+[.AF12]" office:value-type="float" office:value="2620" calcext:value-type="float">
            <text:p>2620</text:p>
          </table:table-cell>
          <table:table-cell table:formula="of:=(12*[.E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R12]+[.S12]); MIN(12 *(0.96*[.R12]+[.S12]+[.Q12]);  1900)  ))" office:value-type="float" office:value="1900" calcext:value-type="float">
            <text:p>1900</text:p>
          </table:table-cell>
          <table:table-cell table:number-columns-repeated="99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3]+(65-[.U13])" office:value-type="float" office:value="2035" calcext:value-type="float">
            <text:p>2035</text:p>
          </table:table-cell>
          <table:table-cell table:formula="of:=([.N13]=0)*40+([.N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3]-[.AC13]-36;0)" office:value-type="float" office:value="83606" calcext:value-type="float">
            <text:p>83606.00</text:p>
          </table:table-cell>
          <table:table-cell table:style-name="ce3" table:formula="of:=[.X13]-[.AE13]" office:value-type="float" office:value="83606" calcext:value-type="float">
            <text:p>83606.00</text:p>
          </table:table-cell>
          <table:table-cell table:style-name="ce2" table:formula="of:=[.X13]+MAX([.F13]*12-801;0)" office:value-type="float" office:value="84005" calcext:value-type="float">
            <text:p>84005</text:p>
          </table:table-cell>
          <table:table-cell table:style-name="ce2" table:formula="of:=MAX([.Z13]-[.AE13];0)" office:value-type="float" office:value="84005" calcext:value-type="float">
            <text:p>84005</text:p>
          </table:table-cell>
          <table:table-cell/>
          <table:table-cell table:formula="of:=INT(((0.6+(0.02*([.W13]-2005)))*(12*2*0.0995*5500))-(12*0.0995*5500))+[.AF13]" office:value-type="float" office:value="11438" calcext:value-type="float">
            <text:p>11438</text:p>
          </table:table-cell>
          <table:table-cell table:formula="of:=(12*[.E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R13]+[.S13]); MIN(12 *(0.96*[.R13]+[.S13]+[.Q13]);  1900)  ))" office:value-type="float" office:value="8812" calcext:value-type="float">
            <text:p>88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4]+(65-[.U14])" office:value-type="float" office:value="2037" calcext:value-type="float">
            <text:p>2037</text:p>
          </table:table-cell>
          <table:table-cell table:formula="of:=([.N14]=0)*40+([.N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D14]-[.AC14]-36-1308;0)" office:value-type="float" office:value="18301" calcext:value-type="float">
            <text:p>18301.00</text:p>
          </table:table-cell>
          <table:table-cell table:style-name="ce3" table:formula="of:=[.X14]-[.AE14]" office:value-type="float" office:value="14797" calcext:value-type="float">
            <text:p>14797.00</text:p>
          </table:table-cell>
          <table:table-cell table:style-name="ce2" table:formula="of:=[.X14]+MAX([.F14]*12-801;0)" office:value-type="float" office:value="18700" calcext:value-type="float">
            <text:p>18700</text:p>
          </table:table-cell>
          <table:table-cell table:style-name="ce2" table:formula="of:=MAX([.Z14]-[.AE14];0)" office:value-type="float" office:value="15196" calcext:value-type="float">
            <text:p>15196</text:p>
          </table:table-cell>
          <table:table-cell/>
          <table:table-cell table:formula="of:=INT(((0.6+(0.02*([.W14]-2005)))*(2*12*[.P14]))-(12*[.P14]))+[.AF14]" office:value-type="float" office:value="3355" calcext:value-type="float">
            <text:p>3355</text:p>
          </table:table-cell>
          <table:table-cell table:formula="of:=(12*[.E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R14]+[.S14]); MIN(12 *(0.96*[.R14]+[.S14]+[.Q14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5]+(65-[.U15])" office:value-type="float" office:value="2072" calcext:value-type="float">
            <text:p>2072</text:p>
          </table:table-cell>
          <table:table-cell table:formula="of:=([.N15]=0)*40+([.N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5]-2005)))*(2*12*[.P15]))-(12*[.P15]))+[.AF15]" office:value-type="float" office:value="0" calcext:value-type="float">
            <text:p>0</text:p>
          </table:table-cell>
          <table:table-cell table:formula="of:=(12*[.E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5]+[.S15]); MIN(12 *(0.96*[.R15]+[.S15]+[.Q15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6]+(65-[.U16])" office:value-type="float" office:value="2034" calcext:value-type="float">
            <text:p>2034</text:p>
          </table:table-cell>
          <table:table-cell table:formula="of:=([.N16]=0)*40+([.N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D16]-[.AC16]-36-1308;0)" office:value-type="float" office:value="30940" calcext:value-type="float">
            <text:p>30940.00</text:p>
          </table:table-cell>
          <table:table-cell table:style-name="ce3" table:formula="of:=[.X16]-[.AE16]" office:value-type="float" office:value="27928" calcext:value-type="float">
            <text:p>27928.00</text:p>
          </table:table-cell>
          <table:table-cell table:style-name="ce2" table:formula="of:=[.X16]+MAX([.F16]*12-801;0)" office:value-type="float" office:value="31339" calcext:value-type="float">
            <text:p>31339</text:p>
          </table:table-cell>
          <table:table-cell table:style-name="ce2" table:formula="of:=MAX([.Z16]-[.AE16];0)" office:value-type="float" office:value="28327" calcext:value-type="float">
            <text:p>28327</text:p>
          </table:table-cell>
          <table:table-cell/>
          <table:table-cell table:formula="of:=INT(((0.6+(0.02*([.W16]-2005)))*(2*12*[.P16]))-(12*[.P16]))+[.AF16]" office:value-type="float" office:value="2796" calcext:value-type="float">
            <text:p>2796</text:p>
          </table:table-cell>
          <table:table-cell table:formula="of:=(12*[.E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1500;12*([.Q16]+[.R16]+[.S16])))" office:value-type="float" office:value="1500" calcext:value-type="float">
            <text:p>150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7]+(65-[.U17])" office:value-type="float" office:value="2069" calcext:value-type="float">
            <text:p>2069</text:p>
          </table:table-cell>
          <table:table-cell table:formula="of:=([.N17]=0)*40+([.N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7]-2005)))*(2*12*[.P17]))-(12*[.P17]))+[.AF17]" office:value-type="float" office:value="0" calcext:value-type="float">
            <text:p>0</text:p>
          </table:table-cell>
          <table:table-cell table:formula="of:=(12*[.E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7]+[.S17]); MIN(12 *(0.96*[.R17]+[.S17]+[.Q17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W18]+(65-[.U18])" office:value-type="float" office:value="2030" calcext:value-type="float">
            <text:p>2030</text:p>
          </table:table-cell>
          <table:table-cell table:formula="of:=([.N18]=0)*40+([.N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D18]-[.AC18]-36-1308;0)" office:value-type="float" office:value="30335" calcext:value-type="float">
            <text:p>30335.00</text:p>
          </table:table-cell>
          <table:table-cell table:style-name="ce3" table:formula="of:=[.X18]-[.AE18]" office:value-type="float" office:value="27431" calcext:value-type="float">
            <text:p>27431.00</text:p>
          </table:table-cell>
          <table:table-cell table:style-name="ce2" table:formula="of:=[.X18]+MAX([.F18]*12-1370-51;0)" office:value-type="float" office:value="40914" calcext:value-type="float">
            <text:p>40914</text:p>
          </table:table-cell>
          <table:table-cell table:style-name="ce2" table:formula="of:=MAX([.Z18]-[.AE18];0)" office:value-type="float" office:value="38010" calcext:value-type="float">
            <text:p>38010</text:p>
          </table:table-cell>
          <table:table-cell/>
          <table:table-cell table:formula="of:=INT(((0.6+(0.02*([.W18]-2005)))*(2*12*[.P18]))-(12*[.P18]))+[.AF18]" office:value-type="float" office:value="1980" calcext:value-type="float">
            <text:p>1980</text:p>
          </table:table-cell>
          <table:table-cell table:formula="of:=(12*[.E18]+((12*[.D18])-920)*([.D18]&gt;450)+MAX((12*[.F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1500;12*([.Q18]+[.R18]+[.S18])))" office:value-type="float" office:value="1500" calcext:value-type="float">
            <text:p>150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9]+(65-[.U19])" office:value-type="float" office:value="2065" calcext:value-type="float">
            <text:p>2065</text:p>
          </table:table-cell>
          <table:table-cell table:formula="of:=([.N19]=0)*40+([.N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9]-2005)))*(2*12*[.P19]))-(12*[.P19]))+[.AF19]" office:value-type="float" office:value="0" calcext:value-type="float">
            <text:p>0</text:p>
          </table:table-cell>
          <table:table-cell table:formula="of:=(12*[.E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9]+[.S19]); MIN(12 *(0.96*[.R19]+[.S19]+[.Q19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0]+(65-[.U20])" office:value-type="float" office:value="2053" calcext:value-type="float">
            <text:p>2053</text:p>
          </table:table-cell>
          <table:table-cell table:formula="of:=([.N20]=0)*40+([.N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0]-[.AC20]-36;0)" office:value-type="float" office:value="19033" calcext:value-type="float">
            <text:p>19033.00</text:p>
          </table:table-cell>
          <table:table-cell table:style-name="ce3" table:formula="of:=[.X20]-[.AE20]" office:value-type="float" office:value="19033" calcext:value-type="float">
            <text:p>19033.00</text:p>
          </table:table-cell>
          <table:table-cell table:style-name="ce2" table:formula="of:=[.X20]+MAX([.F20]*12-801;0)" office:value-type="float" office:value="19033" calcext:value-type="float">
            <text:p>19033</text:p>
          </table:table-cell>
          <table:table-cell table:style-name="ce2" table:formula="of:=MAX([.Z20]-[.AE20];0)" office:value-type="float" office:value="19033" calcext:value-type="float">
            <text:p>19033</text:p>
          </table:table-cell>
          <table:table-cell/>
          <table:table-cell table:formula="of:=INT(((0.6+(0.02*([.W20]-2005)))*(2*12*[.P20]))-(12*[.P20]))+[.AF20]" office:value-type="float" office:value="3931" calcext:value-type="float">
            <text:p>3931</text:p>
          </table:table-cell>
          <table:table-cell table:formula="of:=(12*[.E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R20]+[.S20]); MIN(12 *(0.96*[.R20]+[.S20]+[.Q20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1]+(65-[.U21])" office:value-type="float" office:value="2053" calcext:value-type="float">
            <text:p>2053</text:p>
          </table:table-cell>
          <table:table-cell table:formula="of:=([.N21]=0)*40+([.N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1]-[.AC21]-36;0)" office:value-type="float" office:value="8759" calcext:value-type="float">
            <text:p>8759.00</text:p>
          </table:table-cell>
          <table:table-cell table:style-name="ce3" table:formula="of:=[.X21]-[.AE21]" office:value-type="float" office:value="8759" calcext:value-type="float">
            <text:p>8759.00</text:p>
          </table:table-cell>
          <table:table-cell table:style-name="ce2" table:formula="of:=[.X21]+MAX([.F21]*12-801;0)" office:value-type="float" office:value="8759" calcext:value-type="float">
            <text:p>8759</text:p>
          </table:table-cell>
          <table:table-cell table:style-name="ce2" table:formula="of:=MAX([.Z21]-[.AE21];0)" office:value-type="float" office:value="8759" calcext:value-type="float">
            <text:p>8759</text:p>
          </table:table-cell>
          <table:table-cell/>
          <table:table-cell table:formula="of:=INT(((0.6+(0.02*([.W21]-2005)))*(2*12*[.P21]))-(12*[.P21]))+[.AF21]" office:value-type="float" office:value="2205" calcext:value-type="float">
            <text:p>2205</text:p>
          </table:table-cell>
          <table:table-cell table:formula="of:=(12*[.E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R21]+[.S21]); MIN(12 *(0.96*[.R21]+[.S21]+[.Q21]);  1900)  ))" office:value-type="float" office:value="1341" calcext:value-type="float">
            <text:p>134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W22]+(65-[.U22])" office:value-type="float" office:value="2053" calcext:value-type="float">
            <text:p>2053</text:p>
          </table:table-cell>
          <table:table-cell table:formula="of:=([.N22]=0)*40+([.N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D22]+[.AD23]-([.AC22]+[.AC23])-2*36)" office:value-type="float" office:value="24050.5" calcext:value-type="float">
            <text:p>24050.50</text:p>
          </table:table-cell>
          <table:table-cell table:style-name="ce3" table:formula="of:=[.X22]-[.AE22]" office:value-type="float" office:value="16622.5" calcext:value-type="float">
            <text:p>16622.50</text:p>
          </table:table-cell>
          <table:table-cell table:style-name="ce2" table:formula="of:=[.X22]+MAX(0.5*([.F22]*12-(2*801));0)" office:value-type="float" office:value="24449.5" calcext:value-type="float">
            <text:p>24449.5</text:p>
          </table:table-cell>
          <table:table-cell table:style-name="ce2" table:formula="of:=MAX([.Z22]-[.AE22];0)" office:value-type="float" office:value="17021.5" calcext:value-type="float">
            <text:p>17021.5</text:p>
          </table:table-cell>
          <table:table-cell/>
          <table:table-cell table:formula="of:=INT(((0.6+(0.02*([.W22]-2005)))*(2*12*[.P22]))-(12*[.P22]))+[.AF22]" office:value-type="float" office:value="5896" calcext:value-type="float">
            <text:p>5896</text:p>
          </table:table-cell>
          <table:table-cell table:formula="of:=(12*[.E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R22]+[.S22]); MIN(12 *(0.96*[.R22]+[.S22]+[.Q22]);  1900)  ))" office:value-type="float" office:value="3304" calcext:value-type="float">
            <text:p>330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3]+(65-[.U23])" office:value-type="float" office:value="2053" calcext:value-type="float">
            <text:p>2053</text:p>
          </table:table-cell>
          <table:table-cell table:formula="of:=([.N23]=0)*40+([.N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D22]+[.AD23]-([.AC22]+[.AC23])-2*36)" office:value-type="float" office:value="24050.5" calcext:value-type="float">
            <text:p>24050.50</text:p>
          </table:table-cell>
          <table:table-cell table:style-name="ce3" table:formula="of:=[.X23]-[.AE23]" office:value-type="float" office:value="16622.5" calcext:value-type="float">
            <text:p>16622.50</text:p>
          </table:table-cell>
          <table:table-cell table:style-name="ce2" table:formula="of:=[.X22]+MAX(0.5*([.F22]*12-(2*801));0)" office:value-type="float" office:value="24449.5" calcext:value-type="float">
            <text:p>24449.5</text:p>
          </table:table-cell>
          <table:table-cell table:style-name="ce2" table:formula="of:=MAX([.Z23]-[.AE23];0)" office:value-type="float" office:value="17021.5" calcext:value-type="float">
            <text:p>17021.5</text:p>
          </table:table-cell>
          <table:table-cell/>
          <table:table-cell table:formula="of:=INT(((0.6+(0.02*([.W23]-2005)))*(2*12*[.P23]))-(12*[.P23]))+[.AF23]" office:value-type="float" office:value="3931" calcext:value-type="float">
            <text:p>3931</text:p>
          </table:table-cell>
          <table:table-cell table:formula="of:=(12*[.E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R23]+[.S23]); MIN(12 *(0.96*[.R23]+[.S23]+[.Q23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24]+(65-[.U24])" office:value-type="float" office:value="2075" calcext:value-type="float">
            <text:p>2075</text:p>
          </table:table-cell>
          <table:table-cell table:formula="of:=([.N24]=0)*40+([.N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24]-2005)))*(2*12*[.P24]))-(12*[.P24]))+[.AF24]" office:value-type="float" office:value="0" calcext:value-type="float">
            <text:p>0</text:p>
          </table:table-cell>
          <table:table-cell table:formula="of:=(12*[.E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4]+[.S24]); MIN(12 *(0.96*[.R24]+[.S24]+[.Q24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25]+(65-[.U25])" office:value-type="float" office:value="2080" calcext:value-type="float">
            <text:p>2080</text:p>
          </table:table-cell>
          <table:table-cell table:formula="of:=([.N25]=0)*40+([.N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25]-2005)))*(2*12*[.P25]))-(12*[.P25]))+[.AF25]" office:value-type="float" office:value="0" calcext:value-type="float">
            <text:p>0</text:p>
          </table:table-cell>
          <table:table-cell table:formula="of:=(12*[.E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5]+[.S25]); MIN(12 *(0.96*[.R25]+[.S25]+[.Q25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W26]+(65-[.U26])" office:value-type="float" office:value="2043" calcext:value-type="float">
            <text:p>2043</text:p>
          </table:table-cell>
          <table:table-cell table:formula="of:=([.N26]=0)*40+([.N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G26]+[.AG27])/2" office:value-type="float" office:value="38436" calcext:value-type="float">
            <text:p>38436.00</text:p>
          </table:table-cell>
          <table:table-cell table:style-name="ce5" table:formula="of:=([.$AJ$26]+[.$AJ$27])/2" office:value-type="float" office:value="27294" calcext:value-type="float">
            <text:p>27294.00</text:p>
          </table:table-cell>
          <table:table-cell table:style-name="ce6" table:formula="of:=[.X26]+MAX([.F26]*12-2*801;0)" office:value-type="float" office:value="39834" calcext:value-type="float">
            <text:p>39834</text:p>
          </table:table-cell>
          <table:table-cell table:style-name="ce5" table:formula="of:=[.Y26]+MAX([.F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W26]-2005)))*(2*12*[.P26]))-(12*[.P26]))+[.AF26]" office:value-type="float" office:value="12371" calcext:value-type="float">
            <text:p>12371</text:p>
          </table:table-cell>
          <table:table-cell table:style-name="ce4" table:formula="of:=(12*[.E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R26]+[.S26]); MIN(12 *(0.96*[.R26]+[.S26]+[.Q26]);  1900)  ))" office:value-type="float" office:value="7711" calcext:value-type="float">
            <text:p>7711</text:p>
          </table:table-cell>
          <table:table-cell table:formula="of:=[.AD26]-[.AC26]-36-570" office:value-type="float" office:value="70023" calcext:value-type="float">
            <text:p>70023</text:p>
          </table:table-cell>
          <table:table-cell table:formula="of:=[.AG26]-[.AG27]" office:value-type="float" office:value="63174" calcext:value-type="float">
            <text:p>63174</text:p>
          </table:table-cell>
          <table:table-cell/>
          <table:table-cell table:formula="of:=[.AG26]-([.AE26]-[.AI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7]+(65-[.U27])" office:value-type="float" office:value="2043" calcext:value-type="float">
            <text:p>2043</text:p>
          </table:table-cell>
          <table:table-cell table:formula="of:=([.N27]=0)*40+([.N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G27]+[.AG26])/2" office:value-type="float" office:value="38436" calcext:value-type="float">
            <text:p>38436.00</text:p>
          </table:table-cell>
          <table:table-cell table:style-name="ce5" table:formula="of:=([.$AJ$26]+[.$AJ$27])/2" office:value-type="float" office:value="27294" calcext:value-type="float">
            <text:p>27294.00</text:p>
          </table:table-cell>
          <table:table-cell table:style-name="ce2" table:formula="of:=[.X27]+MAX([.F27]*12-2*801;0)" office:value-type="float" office:value="39834" calcext:value-type="float">
            <text:p>39834</text:p>
          </table:table-cell>
          <table:table-cell table:style-name="ce5" table:formula="of:=[.Y27]+MAX([.F26]*12-2*801;0)" office:value-type="float" office:value="28692" calcext:value-type="float">
            <text:p>28692.00</text:p>
          </table:table-cell>
          <table:table-cell/>
          <table:table-cell table:formula="of:=INT(((0.6+(0.02*([.W27]-2005)))*(2*12*[.P27]))-(12*[.P27]))+[.AF27]" office:value-type="float" office:value="1715" calcext:value-type="float">
            <text:p>1715</text:p>
          </table:table-cell>
          <table:table-cell table:formula="of:=(12*[.E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R27]+[.S27]); MIN(12 *(0.96*[.R27]+[.S27]+[.Q27]);  1900)  ))" office:value-type="float" office:value="1073" calcext:value-type="float">
            <text:p>1073</text:p>
          </table:table-cell>
          <table:table-cell table:formula="of:=[.AD27]-[.AC27]-36" office:value-type="float" office:value="6849" calcext:value-type="float">
            <text:p>6849</text:p>
          </table:table-cell>
          <table:table-cell/>
          <table:table-cell table:formula="of:=[.AG27]-[.AE27]" office:value-type="float" office:value="-4293" calcext:value-type="float">
            <text:p>-4293</text:p>
          </table:table-cell>
          <table:table-cell table:formula="of:=[.AG27]-([.AE27]+[.AI27])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8]+(65-[.U28])" office:value-type="float" office:value="2068" calcext:value-type="float">
            <text:p>2068</text:p>
          </table:table-cell>
          <table:table-cell table:formula="of:=([.N28]=0)*40+([.N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E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8]+[.S28]); MIN(12 *(0.96*[.R28]+[.S28]+[.Q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9]+(65-[.U29])" office:value-type="float" office:value="2073" calcext:value-type="float">
            <text:p>2073</text:p>
          </table:table-cell>
          <table:table-cell table:formula="of:=([.N29]=0)*40+([.N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E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9]+[.S29]); MIN(12 *(0.96*[.R29]+[.S29]+[.Q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30]+(65-[.U30])" office:value-type="float" office:value="2075" calcext:value-type="float">
            <text:p>2075</text:p>
          </table:table-cell>
          <table:table-cell table:formula="of:=([.N30]=0)*40+([.N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E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30]+[.S30]); MIN(12 *(0.96*[.R30]+[.S30]+[.Q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5:17:27.674614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0-30T15:18:03.106340709</dc:date>
    <meta:editing-duration>PT12M2S</meta:editing-duration>
    <meta:editing-cycles>4</meta:editing-cycles>
    <meta:document-statistic meta:table-count="1" meta:cell-count="912" meta:object-count="0"/>
  </office:meta>
</office:document-meta>
</file>